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Noto Sans Devanagari1" svg:font-family="'Noto Sans Devanagari'" style:font-family-generic="swiss"/>
    <style:font-face style:name="Arial, sans-serif" svg:font-family="'Arial, sans-serif'" style:font-family-generic="roman" style:font-pitch="variable"/>
    <style:font-face style:name="Calibri" svg:font-family="Calibri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1" svg:font-family="F" style:font-family-generic="system" style:font-pitch="variable"/>
    <style:font-face style:name="Noto Sans Devanagari" svg:font-family="'Noto Sans Devanagari'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text-align="justify" style:justify-single-word="false"/>
      <style:text-properties style:font-name="Times New Roman" fo:font-size="12pt" style:font-size-asian="12pt" style:font-name-complex="Times New Roman1"/>
    </style:style>
    <style:style style:name="P2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3" style:family="paragraph" style:parent-style-name="Standard_20__28_user_29_">
      <style:text-properties style:font-name="Times New Roman" style:language-asian="fr" style:country-asian="FR" style:font-name-complex="Times New Roman1" style:font-size-complex="11pt"/>
    </style:style>
    <style:style style:name="P4" style:family="paragraph" style:parent-style-name="Standard_20__28_user_29_" style:master-page-name="Standard">
      <style:paragraph-properties style:page-number="auto"/>
    </style:style>
    <style:style style:name="T1" style:family="text">
      <style:text-properties fo:color="#000000" style:font-name="Times New Roman" fo:language="en" fo:country="GB" style:font-name-complex="Times New Roman1" style:font-size-complex="11pt"/>
    </style:style>
    <style:style style:name="T2" style:family="text">
      <style:text-properties style:font-name="Times New Roman" fo:language="en" fo:country="GB" style:font-name-complex="Times New Roman1" style:font-size-complex="11pt"/>
    </style:style>
    <style:style style:name="T3" style:family="text">
      <style:text-properties style:font-name="Times New Roman" fo:language="en" fo:country="GB" style:language-asian="fr" style:country-asian="FR" style:font-name-complex="Times New Roman1" style:font-size-complex="11pt"/>
    </style:style>
    <style:style style:name="T4" style:family="text">
      <style:text-properties style:font-name="Times New Roman" style:language-asian="fr" style:country-asian="FR" style:font-name-complex="Times New Roman1" style:font-size-complex="11pt"/>
    </style:style>
    <style:style style:name="T5" style:family="text">
      <style:text-properties style:font-name="Times New Roman" style:font-name-complex="Times New Roman1" style:font-size-complex="11pt"/>
    </style:style>
    <style:style style:name="T6" style:family="text">
      <style:text-properties style:font-name="Times New Roman" fo:font-style="italic" style:language-asian="fr" style:country-asian="FR" style:font-style-asian="italic" style:font-name-complex="Times New Roman1" style:font-size-complex="11pt"/>
    </style:style>
    <style:style style:name="T7" style:family="text">
      <style:text-properties style:font-name="Times New Roman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Copyeditor : Mathilde Nicolas. </text:span></text:p>
      <text:p text:style-name="Standard_20__28_user_29_"><text:span text:style-name="T3">Creator: Renaudot, Théophraste (1586-1653). </text:span></text:p>
      <text:p text:style-name="Standard_20__28_user_29_"><text:span text:style-name="T4">Title: Recueil des gazettes nouvelles, ordinaires et extraordinaires. Relations et récits des choses avenues tant en ce royaume qu'ailleurs, pendant l'année mil six cent soixante-quatre.</text:span></text:p>
      <text:p text:style-name="Standard_20__28_user_29_"><text:span text:style-name="T4">Date : 16 février 1664. </text:span></text:p>
      <text:p text:style-name="Standard_20__28_user_29_"><text:span text:style-name="T4">Bibl: Renaudot </text:span><text:bookmark text:name="_GoBack"/><text:span text:style-name="T4">Théophraste, </text:span><text:span text:style-name="T6">Recueil des gazettes nouvelles, ordinaires et extraordinaires. Relations et récits des choses avenues tant en ce royaume qu'ailleurs, pendant l'année mil six cent soixante-quatre.</text:span><text:span text:style-name="T4">, Paris, Bureau d’adresse, 1664.</text:span></text:p>
      <text:p text:style-name="P3"/>
      <text:p text:style-name="Text_20_body"/>
      <text:p text:style-name="Text_20_body"><text:span text:style-name="_3c_pb_3e_">166</text:span></text:p>
      <text:p text:style-name="Text_20_body">Le <text:span text:style-name="_3c_date_3e_">9 du Courant</text:span>, le <text:span text:style-name="_3c_persName_3e_">Maréchal du Plessis</text:span> partit d’ici, pour</text:p>
      <text:p text:style-name="Text_20_body">aller commander l'<text:span text:style-name="_3c_persName_3e_">Armée du Roy</text:span>, en <text:span text:style-name="_3c_placeName_3e_">Italie</text:span> : le <text:span text:style-name="_3c_persName_3e_">Marquis de</text:span></text:p>
      <text:p text:style-name="Text_20_body"><text:span text:style-name="_3c_persName_3e_">Fourilles</text:span> y estant, aussi, allé pour en estre Lieutenant</text:p>
      <text:p text:style-name="Text_20_body">Général.</text:p>
      <text:p text:style-name="Text_20_body">Le <text:span text:style-name="_3c_date_3e_">12</text:span>, un Courier apporta la nouvelle de la mort de l'<text:span text:style-name="_3c_persName_3e_">Ar-</text:span></text:p>
      <text:p text:style-name="Text_20_body"><text:span text:style-name="_3c_persName_3e_">chiduc Charles Joseph</text:span>, Frére de l'Empéreur: &amp; le <text:span text:style-name="_3c_date_3e_">13</text:span>, le</text:p>
      <text:p text:style-name="Text_20_body"><text:span text:style-name="_3c_persName_3e_">Comte Strozzi</text:span> Envoyé de <text:span text:style-name="_3c_persName_3e_">Sa Majesté Impériale</text:span>, prit son</text:p>
      <text:p text:style-name="Text_20_body">Audiance de Congé du <text:span text:style-name="_3c_persName_3e_">Roy</text:span>, ainsi que le lendemain, des</text:p>
      <text:p text:style-name="Text_20_body"><text:span text:style-name="_3c_persName_3e_">Reynes</text:span> : ayant esté conduit vers <text:span text:style-name="_3c_persName_3e_">Leurs Majestez</text:span>, par le<text:span text:style-name="_3c_persName_3e_"> Sieur</text:span></text:p>
      <text:p text:style-name="Text_20_body"><text:span text:style-name="_3c_persName_3e_">de Bonneüil</text:span>, Introducteur des Ambassadeurs, avec les céré-</text:p>
      <text:p text:style-name="Text_20_body">monies ordinaires.</text:p>
      <text:p text:style-name="Text_20_body"/>
      <text:p text:style-name="Text_20_body"><text:soft-page-break/><text:span text:style-name="_3c_date_3e_">Le mesme jour 13</text:span>, le <text:span text:style-name="_3c_persName_3e_">Roy</text:span> dança pour la premiére fois, le</text:p>
      <text:p text:style-name="Text_20_body"><text:span text:style-name="_3c_tech_3e_">Balet des Amans déguisez</text:span>, dans le <text:span text:style-name="_3c_placeName_3e_">Palais Royal</text:span> : où estoit la</text:p>
      <text:p text:style-name="Text_20_body"><text:span text:style-name="_3c_persName_3e_">Reyne Mére</text:span>, <text:span text:style-name="_3c_persName_3e_">Madame</text:span>, <text:span text:style-name="_3c_persName_3e_">le Prince</text:span>, &amp; <text:span text:style-name="_3c_persName_3e_">la Princesse de Condé</text:span>,</text:p>
      <text:p text:style-name="Text_20_body"><text:span text:style-name="_3c_persName_3e_">la Duchesse d’Engüyen</text:span>, &amp; grand nombre d'autres Sei-</text:p>
      <text:p text:style-name="Text_20_body">gneurs, &amp; Dames de la Cour. L'ouverture du <text:span text:style-name="_3c_tech_3e_">Théâtre</text:span> se</text:p>
      <text:p text:style-name="Text_20_body">fait par une agréable contestation entre <text:span text:style-name="_3c_name_3e_">Pallas</text:span>, &amp; <text:span text:style-name="_3c_name_3e_">Vénus</text:span>, la</text:p>
      <text:p text:style-name="Text_20_body">premiére accompagnée des <text:span text:style-name="_3c_name_3e_">Vertus &amp; des Arts</text:span>, &amp; l'autre des</text:p>
      <text:p text:style-name="Text_20_body"><text:span text:style-name="_3c_name_3e_">Graces &amp; des Plaisirs</text:span> : &amp; <text:span text:style-name="_3c_name_3e_">Mercure</text:span> qui les veut accorder leur</text:p>
      <text:p text:style-name="Text_20_body">ayant proposé le <text:span text:style-name="_3c_persName_3e_">Roy</text:span> pour Arbitre, elles le reçoivent avec</text:p>
      <text:p text:style-name="Text_20_body">de grandes marques de joye. Toutesfois, <text:span text:style-name="_3c_name_3e_">Vénus</text:span> se défiant</text:p>
      <text:p text:style-name="Text_20_body">de la bonté de sa Cause, à recours à l'artifice, &amp; envoye ce</text:p>
      <text:p text:style-name="Text_20_body">Messager des Dieux, ramasser tous les Amours capables de</text:p>
      <text:p text:style-name="Text_20_body">ranger la Victoire de son costé: mais afin qu'il les püisse con-</text:p>
      <text:p text:style-name="Text_20_body">noistre sous toutes les sortes de déguisemens dont ils sont ca-</text:p>
      <text:p text:style-name="Text_20_body">pables, elle les lui fait voir dans les 14 Entrées qui compo-</text:p>
      <text:p text:style-name="Text_20_body">sent ce <text:span text:style-name="_3c_tech_3e_">Balet</text:span>. La premiére est <text:span text:style-name="_3c_name_3e_">de huit Amours</text:span> travestis</text:p>
      <text:p text:style-name="Text_20_body">en <text:span text:style-name="_3c_tech_3e_">Forgerons</text:span>, sortans de la <text:span text:style-name="_3c_tech_3e_">Grote de Vulcan</text:span>, qui fait, aussi,</text:p>
      <text:p text:style-name="Text_20_body">la premiére décoration du Théatre; &amp; se change en</text:p>
      <text:p text:style-name="Text_20_body">une Mer, sur laquelle paroist un Combat, d'où <text:span text:style-name="_3c_name_3e_">Marc-</text:span></text:p>
      <text:p text:style-name="Text_20_body"><text:span text:style-name="_3c_name_3e_">Antoine</text:span> sort, abandonnant la Victoire pour süivre <text:span text:style-name="_3c_name_3e_">Cléo-</text:span></text:p>
      <text:p text:style-name="Text_20_body"><text:span text:style-name="_3c_name_3e_">patre</text:span>. La deuxiéme se fait par le <text:span text:style-name="_3c_name_3e_">Gouverneur d'Egypte</text:span>,</text:p>
      <text:p text:style-name="Text_20_body"><text:soft-page-break/>représenté par le <text:span text:style-name="_3c_persName_3e_">Duc de Saint Agnan</text:span>, avec toute la Jeu-</text:p>
      <text:p text:style-name="Text_20_body"/>
      <text:p text:style-name="Text_20_body"/>
      <text:p text:style-name="Text_20_body"><text:span text:style-name="_3c_pb_3e_">167</text:span></text:p>
      <text:p text:style-name="Text_20_body">nesse de son Gouvernement : &amp; <text:span text:style-name="_3c_name_3e_">Marc- Antoine</text:span> &amp; <text:span text:style-name="_3c_name_3e_">Cléopa-</text:span></text:p>
      <text:p text:style-name="Text_20_body"><text:span text:style-name="_3c_name_3e_"><text:span text:style-name="T7">tre</text:span></text:span> la terminent par un Dialogue. La 3e est d'<text:span text:style-name="_3c_name_3e_"><text:span text:style-name="T7">Amours </text:span></text:span>dégui-</text:p>
      <text:p text:style-name="Text_20_body">sez en <text:span text:style-name="_3c_tech_3e_"><text:span text:style-name="T7">Rameurs</text:span></text:span>, qui dancent de joye, d'avoir pû triompher</text:p>
      <text:p text:style-name="Text_20_body">de ce fameux Guerrier : &amp; un délicieux <text:span text:style-name="_3c_tech_3e_">Concert d'Instru-</text:span></text:p>
      <text:p text:style-name="Text_20_body"><text:span text:style-name="_3c_tech_3e_">mens</text:span> en fait la conclusion. La 4e, où paroissent les <text:span text:style-name="_3c_tech_3e_">Jardins</text:span></text:p>
      <text:p text:style-name="Text_20_body"><text:span text:style-name="_3c_tech_3e_">de Cérés</text:span>, est encor d'une <text:span text:style-name="_3c_name_3e_">Troupe d'Amours</text:span>, qui pour mettre</text:p>
      <text:p text:style-name="Text_20_body"><text:span text:style-name="_3c_name_3e_">Proserpine</text:span> en la püissance de <text:span text:style-name="_3c_name_3e_">Pluton</text:span>, &amp; venir plus facilement</text:p>
      <text:p text:style-name="Text_20_body">à bout de leur entreprise, ont emprunté le visage &amp; les ha-</text:p>
      <text:p text:style-name="Text_20_body">bits de <text:span text:style-name="_3c_name_3e_">ses Compagnes</text:span>, désignées par la <text:span text:style-name="_3c_persName_3e_">Comtesse de Sois-</text:span></text:p>
      <text:p text:style-name="Text_20_body"><text:span text:style-name="_3c_persName_3e_">sons</text:span>, &amp; <text:span text:style-name="_3c_persName_3e_">sept autres Dames de la Cour</text:span>: &amp; la <text:span text:style-name="_3c_name_3e_">Déesse</text:span> estant</text:p>
      <text:p text:style-name="Text_20_body">représentée par la <text:span text:style-name="_3c_persName_3e_">Reyne</text:span>, y parest avec des Charmes seuls ca-</text:p>
      <text:p text:style-name="Text_20_body">pables de faire la peinture d'une Divinité. La 5e est <text:span text:style-name="_3c_name_3e_">d'Amours</text:span></text:p>
      <text:p text:style-name="Text_20_body">travestis en <text:span text:style-name="_3c_tech_3e_">Jardiniers</text:span> : entre lesquels sont le <text:span text:style-name="_3c_persName_3e_">Duc d’Enguyen</text:span>,</text:p>
      <text:p text:style-name="Text_20_body">le <text:span text:style-name="_3c_persName_3e_">Duc de Sully</text:span>, &amp; les <text:span text:style-name="_3c_persName_3e_">Marquis de Villequier</text:span>, &amp; <text:span text:style-name="_3c_persName_3e_">de Villeroy</text:span>.</text:p>
      <text:p text:style-name="Text_20_body">La 6, est de <text:span text:style-name="_3c_name_3e_">Pluton</text:span>, représenté par le <text:span text:style-name="_3c_persName_3e_">Comte d’Armagnac</text:span>,</text:p>
      <text:p text:style-name="Text_20_body">accompagné de <text:span text:style-name="_3c_name_3e_">ses Démons</text:span>, déguisez, aussi, en Amours : qui</text:p>
      <text:p text:style-name="Text_20_body">sont le <text:span text:style-name="_3c_persName_3e_">Comte du Lude</text:span>, &amp; les <text:span text:style-name="_3c_persName_3e_">Marquis de Saucourt</text:span>, &amp; <text:span text:style-name="_3c_persName_3e_">de</text:span></text:p>
      <text:p text:style-name="Text_20_body"><text:soft-page-break/><text:span text:style-name="_3c_persName_3e_">Genlis</text:span>. La 7, où le <text:span text:style-name="_3c_tech_3e_">Palais enchanté d'Armide</text:span>, sert de déco-</text:p>
      <text:p text:style-name="Text_20_body">ration, est <text:span text:style-name="_3c_name_3e_">d'autres Amours </text:span>cachez sous <text:span text:style-name="_3c_tech_3e_">l'habit de Bergers</text:span>,</text:p>
      <text:p text:style-name="Text_20_body">qui essayent de retenir <text:span text:style-name="_3c_name_3e_">Regnaut</text:span> aupres de la Beauté dont il</text:p>
      <text:p text:style-name="Text_20_body">est passionné, mais inutilement, ce Guerrier n'écoutant que</text:p>
      <text:p text:style-name="Text_20_body">la voix de la Gloire, &amp; celle des Chevaliers qui l'ont dégagé</text:p>
      <text:p text:style-name="Text_20_body">de sa prison : &amp; cette Entrée est celle du <text:span text:style-name="_3c_persName_3e_">Roy</text:span>, dans toutes les</text:p>
      <text:p text:style-name="Text_20_body">actions duquel cette Gloire éclate si pleinement, qu'il est là,</text:p>
      <text:p text:style-name="Text_20_body">aussi aisément reconnu, que dans ses occupations les plus</text:p>
      <text:p text:style-name="Text_20_body">augustes. La 8, est d'<text:span text:style-name="_3c_name_3e_">Amours vestus</text:span> comme les <text:span text:style-name="_3c_tech_3e_">Nymphes</text:span></text:p>
      <text:p text:style-name="Text_20_body"><text:span text:style-name="_3c_tech_3e_">de Flore</text:span> : laquelle se termine par un beau Récit Italien.</text:p>
      <text:p text:style-name="Text_20_body">La 9, est d'une <text:span text:style-name="_3c_name_3e_">Bande de petits Amours</text:span>, sortans précipitam-</text:p>
      <text:p text:style-name="Text_20_body">ment, du <text:span text:style-name="_3c_tech_3e_">Palais</text:span> qui a esté détrüit : &amp; qui sont süvis dans la 10,</text:p>
      <text:p text:style-name="Text_20_body">des <text:span text:style-name="_3c_name_3e_">Sauvages de la Colchide</text:span>, ravis de la beauté d'une <text:span text:style-name="_3c_tech_3e_">Machi-</text:span></text:p>
      <text:p text:style-name="Text_20_body"><text:span text:style-name="_3c_tech_3e_">ne</text:span> qui descend le long de leur Fleuve. C'est une <text:span text:style-name="_3c_tech_3e_">Conque ma-</text:span></text:p>
      <text:p text:style-name="Text_20_body"><text:span text:style-name="_3c_tech_3e_">rine</text:span>, sur laquelle pour la 11 Entrée, paroist une <text:span text:style-name="_3c_name_3e_">Amante de Ja-</text:span></text:p>
      <text:p text:style-name="Text_20_body"><text:span text:style-name="_3c_name_3e_">son</text:span>, qui a quité sa Couronne pour le chercher : &amp; cette Prin-</text:p>
      <text:p text:style-name="Text_20_body">cesse est accompagnée d'<text:span text:style-name="_3c_name_3e_">Amours déguisez</text:span> en <text:span text:style-name="_3c_tech_3e_">Nymphes</text:span>, &amp;</text:p>
      <text:p text:style-name="Text_20_body"><text:span text:style-name="_3c_name_3e_">Dieux Marins</text:span>, entre lesquels est <text:span text:style-name="_3c_persName_3e_">Monsieur</text:span>, dont la grace dé-</text:p>
      <text:p text:style-name="Text_20_body">couvre assez aux Spectateurs, le rang qu'il occupe parmi eux.</text:p>
      <text:p text:style-name="Text_20_body">La 12 Entrée, où se void l'embrasement de Troye, est de Guer-</text:p>
      <text:p text:style-name="Text_20_body"/>
      <text:p text:style-name="Text_20_body"><text:soft-page-break/><text:span text:style-name="_3c_pb_3e_">168</text:span></text:p>
      <text:p text:style-name="Text_20_body">riers qui sont pareillement, des <text:span text:style-name="_3c_name_3e_">Amours </text:span>travestis, tenans des</text:p>
      <text:p text:style-name="Text_20_body"><text:span text:style-name="_3c_tech_3e_">Flambeaux</text:span>, pour montrer qu'ils sont les autheurs de cet In-</text:p>
      <text:p text:style-name="Text_20_body">cendie: &amp; il s'y fait un Combat des Grecs, &amp; des Troyens, où</text:p>
      <text:p text:style-name="Text_20_body">se trouve <text:span text:style-name="_3c_name_3e_">Agamemnon</text:span> représenté par le <text:span text:style-name="_3c_persName_3e_">Duc de Guyse</text:span>, &amp; à</text:p>
      <text:p text:style-name="Text_20_body">la fin duquel, <text:span text:style-name="_3c_name_3e_">Junon</text:span> vient témoigner, par un Récit, la joye</text:p>
      <text:p text:style-name="Text_20_body">qu'elle a de se voir vangée. La 13 &amp; la 14 Entrée, sont d’<text:span text:style-name="_3c_name_3e_">A-</text:span></text:p>
      <text:p text:style-name="Text_20_body"><text:span text:style-name="_3c_name_3e_">mours </text:span>déguisez en <text:span text:style-name="_3c_tech_3e_">Grecs</text:span> : qui apres la prise du Chasteau de</text:p>
      <text:p text:style-name="Text_20_body">Priam disputent pour le partage du Butin, &amp; terminent ainsi</text:p>
      <text:p text:style-name="Text_20_body">ce Divertissement.</text:p>
      <text:p text:style-name="Text_20_body">Le 14, le Corps du <text:span text:style-name="_3c_persName_3e_">Duc de la Meilleraye</text:span>, qui estoit ex-</text:p>
      <text:p text:style-name="Text_20_body">posé à l'<text:span text:style-name="_3c_placeName_3e_">Arsenal</text:span>, dans une grande Sale tendüe de düeil, &amp;</text:p>
      <text:p text:style-name="Text_20_body">sous un magnifique Dais, fut condüit le matin a <text:span text:style-name="_3c_placeName_3e_">S. Paul</text:span>, pré-</text:p>
      <text:p text:style-name="Text_20_body">cédé du <text:span text:style-name="_3c_persName_3e_">Clergé de cette Eglise</text:span>, &amp; de tous les <text:span text:style-name="_3c_persName_3e_">Gentilshom-</text:span></text:p>
      <text:p text:style-name="Text_20_body"><text:span text:style-name="_3c_persName_3e_">mes &amp; Officiers de sa Maison</text:span>, avec plus de <text:span text:style-name="_3c_persName_3e_">80 Valets de</text:span></text:p>
      <text:p text:style-name="Text_20_body"><text:span text:style-name="_3c_persName_3e_">pied</text:span> portans des <text:span text:style-name="_3c_tech_3e_">flambeaux</text:span>, &amp; suivi du <text:span text:style-name="_3c_persName_3e_">Duc Mazarin</text:span>, de</text:p>
      <text:p text:style-name="Text_20_body"><text:span text:style-name="_3c_persName_3e_">l'Abbé d'Effiat</text:span>, des <text:span text:style-name="_3c_persName_3e_">Ducs de Brissiac</text:span>, &amp; <text:span text:style-name="_3c_persName_3e_">d’Etrées</text:span>, &amp; de quan-</text:p>
      <text:p text:style-name="Text_20_body">tité d'autres Personnes de marque: <text:span text:style-name="_3c_persName_3e_">plusieurs Evesques</text:span> s’es-</text:p>
      <text:p text:style-name="Text_20_body">tans trouvez en la mesme Eglise, aussi, toute tendüe de noir.</text:p>
      <text:p text:style-name="Text_20_body">Le Corps y fut posé sur une Estrade, éclairée d'une <text:span text:style-name="_3c_tech_3e_">infinité</text:span></text:p>
      <text:p text:style-name="Text_20_body"><text:span text:style-name="_3c_tech_3e_">de cierges</text:span>, ainsi que le grand Autel: &amp; le Service ayant esté</text:p>
      <text:p text:style-name="Text_20_body"><text:soft-page-break/>fait avec les cérémonies accoûtumées, on le transporta en</text:p>
      <text:p text:style-name="Text_20_body"><text:span text:style-name="_3c_placeName_3e_">l’Eglise des Jésüites de la rüe S. Antoine</text:span>, où il fut pareille-</text:p>
      <text:p text:style-name="Text_20_body">ment, posé sur une Estrade, pendant les Priéres, puis mis en</text:p>
      <text:p text:style-name="Text_20_body">dépost dans une Chapelle, au dessous d'un Dais, jusques à ce</text:p>
      <text:p text:style-name="Text_20_body">que le Collége des quatre Nations qui se constrüit ici, soit</text:p>
      <text:p text:style-name="Text_20_body">en de le recevoir.</text:p>
      <text:p text:style-name="Text_20_body"><text:span text:style-name="_3c_date_3e_">Le mesme jour</text:span>, <text:span text:style-name="_3c_persName_3e_">les Reynes</text:span> firent l'honneur à la <text:span text:style-name="_3c_persName_3e_">Du-</text:span></text:p>
      <text:p text:style-name="Text_20_body"><text:span text:style-name="_3c_persName_3e_">chesse sa Veuve</text:span>, de lui aller témoigner la part qu'Elles pre-</text:p>
      <text:p text:style-name="Text_20_body">noyent en cette perte, qui a sensiblement touché toute la</text:p>
      <text:p text:style-name="Text_20_body">Cour.</text:p>
      <text:p text:style-name="Text_20_body">Hier, <text:span text:style-name="_3c_persName_3e_">le Comte Strozzi</text:span>, prit, aussi , congé de <text:span text:style-name="_3c_persName_3e_">Monsieurs</text:span>, &amp;</text:p>
      <text:p text:style-name="Text_20_body">de<text:span text:style-name="_3c_persName_3e_"> Madame </text:span>: estant conduit par le <text:span text:style-name="_3c_persName_3e_">Sieur de S. Laurens</text:span> In-</text:p>
      <text:p text:style-name="Text_20_body">troducteur des Ambassadeurs auprès de <text:span text:style-name="_3c_persName_3e_">ce Prince</text:span>.</text:p>
      <text:p text:style-name="Text_20_body"/>
      <text:p text:style-name="_3c_byline_3e_">A Paris, du Bureau d'Adresse, aux Galleries du Louvre, devant</text:p>
      <text:p text:style-name="_3c_byline_3e_">la rue S. Thomas, le 16 Février 1664.</text:p>
      <text:p text:style-name="_3c_byline_3e_">Avec Privilége. </text:p>
      <text:p text:style-name="P1"/>
      <text:p text:style-name="P1"/>
      <text:p text:style-name="P1"/>
      <text:p text:style-name="P1"/>
      <text:p text:style-name="Text_20_body"><text:soft-page-break/>Les titres et corps de texte sont stylés à partir des styles par défaut du logiciel (Titre, Titre 1, Titre 2, Corps de Texte, etc.).</text:p>
      <text:p text:style-name="Text_20_body"/>
      <text:p text:style-name="_3c_salute_3e_">Les salutations</text:p>
      <text:p text:style-name="_3c_l_3e_">Les vers</text:p>
      <text:p text:style-name="Text_20_body"/>
      <text:p text:style-name="Text_20_body"><text:span text:style-name="_3c_placeName_3e_">Les noms de lieu</text:span></text:p>
      <text:p text:style-name="Text_20_body"><text:span text:style-name="_3c_date_3e_">Les dates</text:span></text:p>
      <text:p text:style-name="Text_20_body"><text:span text:style-name="_3c_foreign_3e_">Les segments en langue étrangère</text:span></text:p>
      <text:p text:style-name="_3c_l_3e_"><text:span text:style-name="_3c_foreign_3e_"/></text:p>
      <text:p text:style-name="_3c_l_3e_"><text:span text:style-name="_3c_name_3e_">Les noms de personnages</text:span></text:p>
      <text:p text:style-name="_3c_l_3e_"><text:span text:style-name="_3c_name_3e_"/></text:p>
      <text:p text:style-name="_3c_l_3e_"><text:span text:style-name="_3c_persName_3e_">Les noms de personnes réelles</text:span></text:p>
      <text:p text:style-name="_3c_l_3e_"><text:span text:style-name="_3c_persName_3e_"/></text:p>
      <text:p text:style-name="_3c_l_3e_"><text:span text:style-name="_3c_tech_3e_">Les techniques</text:span></text:p>
      <text:p text:style-name="_3c_l_3e_"><text:span text:style-name="_3c_tech_3e_"/></text:p>
      <text:p text:style-name="_3c_byline_3e_">L’annonce de l’auteur ou de l’éditeur : « Par Barbier »</text:p>
      <text:p text:style-name="_3c_byline_3e_"><text:span text:style-name="_3c_foreign_3e_"/></text:p>
      <text:p text:style-name="Text_20_body"><text:span text:style-name="_3c_pb_3e_">Les numéros de page.</text:span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Noto Sans Devanagari1" svg:font-family="'Noto Sans Devanagari'" style:font-family-generic="swiss"/>
    <style:font-face style:name="Arial, sans-serif" svg:font-family="'Arial, sans-serif'" style:font-family-generic="roman" style:font-pitch="variable"/>
    <style:font-face style:name="Calibri" svg:font-family="Calibri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1" svg:font-family="F" style:font-family-generic="system" style:font-pitch="variable"/>
    <style:font-face style:name="Noto Sans Devanagari" svg:font-family="'Noto Sans Devanagari'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0591in" fo:margin-bottom="0.0591in" loext:contextual-spacing="false" fo:line-height="115%" fo:text-align="justify" style:justify-single-word="false"/>
      <style:text-properties style:font-name="Times" fo:font-family="Times" style:font-family-generic="roman" style:font-pitch="variable" fo:font-size="12pt" style:font-name-asian="Times1" style:font-family-asian="Times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Standard_20__28_user_29_" style:display-name="Standard (user)" style:family="paragraph" style:default-outline-level="">
      <style:paragraph-properties fo:margin-top="0in" fo:margin-bottom="0in" loext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F1" style:font-family-complex="F" style:font-family-generic-complex="system" style:font-pitch-complex="variable" style:font-size-complex="12pt" fo:hyphenate="false" fo:hyphenation-remain-char-count="2" fo:hyphenation-push-char-count="2"/>
    </style:style>
    <style:style style:name="_3c_salute_3e_" style:display-name="&lt;salute&gt;" style:family="paragraph" style:parent-style-name="Standard" style:next-style-name="Text_20_body" style:default-outline-level="">
      <style:paragraph-properties fo:margin-top="0.3937in" fo:margin-bottom="0.3937in" loext:contextual-spacing="false" fo:line-height="100%"/>
      <style:text-properties style:font-name="Times" fo:font-family="Times" style:font-family-generic="roman" style:font-pitch="variable" fo:font-size="12pt" style:font-name-asian="Times1" style:font-family-asian="Times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_3c_byline_3e_" style:display-name="&lt;byline&gt;" style:family="paragraph" style:parent-style-name="Standard" style:next-style-name="Text_20_body" style:default-outline-level="">
      <style:paragraph-properties fo:margin-top="0in" fo:margin-bottom="0in" loext:contextual-spacing="false" fo:line-height="100%" fo:text-align="end" style:justify-single-word="false"/>
      <style:text-properties style:font-name="Times" fo:font-family="Times" style:font-family-generic="roman" style:font-pitch="variable" fo:font-size="12pt" style:font-name-asian="Times1" style:font-family-asian="Times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_3c_l_3e_" style:display-name="&lt;l&gt;" style:family="paragraph" style:parent-style-name="Standard" style:default-outline-level="">
      <style:paragraph-properties fo:margin-top="0in" fo:margin-bottom="0in" loext:contextual-spacing="false" fo:line-height="100%"/>
      <style:text-properties style:font-name="Times" fo:font-family="Times" style:font-family-generic="roman" style:font-pitch="variable" fo:font-size="12pt" style:font-name-asian="Times1" style:font-family-asian="Times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_3c_pb_3e_" style:display-name="&lt;pb&gt;" style:family="text">
      <style:text-properties fo:color="#999999" style:font-name="Arial, sans-serif" fo:font-family="'Arial, sans-serif'" style:font-family-generic="roman" style:font-pitch="variable" fo:font-size="11pt" style:font-size-asian="11pt" fo:background-color="#ffffff"/>
    </style:style>
    <style:style style:name="_3c_persName_3e_" style:display-name="&lt;persName&gt;" style:family="text">
      <style:text-properties style:use-window-font-color="true" loext:padding="0.0138in" loext:border="0.26pt solid #81d41a" fo:background-color="#ffff00"/>
    </style:style>
    <style:style style:name="_3c_placeName_3e_" style:display-name="&lt;placeName&gt;" style:family="text">
      <style:text-properties loext:padding="0.0138in" loext:border="0.26pt solid #ffaa95" fo:background-color="#ff0000"/>
    </style:style>
    <style:style style:name="_3c_name_3e_" style:display-name="&lt;name&gt;" style:family="text">
      <style:text-properties loext:padding="0.0138in" loext:border="0.26pt solid #b4c7dc" fo:background-color="#0000ff"/>
    </style:style>
    <style:style style:name="_3c_tech_3e_" style:display-name="&lt;tech&gt;" style:family="text">
      <style:text-properties loext:padding="0.0138in" loext:border="0.26pt solid #ffe994" fo:background-color="#ffff00"/>
    </style:style>
    <style:style style:name="Corps_20_de_20_texte_20_Car" style:display-name="Corps de texte Car" style:family="text" style:parent-style-name="Default_20_Paragraph_20_Font">
      <style:text-properties style:font-name="Times" fo:font-family="Times" style:font-family-generic="roman" style:font-pitch="variable" fo:font-size="12pt" style:font-name-asian="Times1" style:font-family-asian="Times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_3c_foreign_3e_" style:display-name="&lt;foreign&gt;" style:family="text" style:parent-style-name="Default_20_Paragraph_20_Font">
      <style:text-properties fo:color="#ff00ff"/>
    </style:style>
    <style:style style:name="_3c_date_3e_" style:display-name="&lt;date&gt;" style:family="text" style:parent-style-name="Default_20_Paragraph_20_Font">
      <style:text-properties loext:padding="0in" loext:border="0.51pt solid #7030a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Windows User</meta:initial-creator>
    <dc:creator>mathilde nicolas</dc:creator>
    <meta:editing-cycles>8</meta:editing-cycles>
    <meta:creation-date>2020-02-07T16:24:00</meta:creation-date>
    <dc:date>2020-02-08T15:05:00</dc:date>
    <meta:editing-duration>PT1H19M</meta:editing-duration>
    <meta:generator>LibreOffice/6.3.4.2$Linux_X86_64 LibreOffice_project/60da17e045e08f1793c57c00ba83cdfce946d0aa</meta:generator>
    <meta:document-statistic meta:table-count="0" meta:image-count="0" meta:object-count="0" meta:page-count="7" meta:paragraph-count="125" meta:word-count="1211" meta:character-count="6756" meta:non-whitespace-character-count="566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